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becee" officeooo:paragraph-rsid="001bece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ecee" officeooo:paragraph-rsid="001bece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de cours</text:p>
      <text:p text:style-name="P2"/>
      <text:p text:style-name="P2"/>
      <text:p text:style-name="P2">Triangle de feux : </text:p>
      <text:p text:style-name="P2">Prendre en compte </text:p>
      <text:p text:style-name="P2">Ouverture du diaphragme </text:p>
      <text:p text:style-name="P2">Vitesse d obturation</text:p>
      <text:p text:style-name="P2">Sensibilite ISO</text:p>
      <text:p text:style-name="P2"/>
      <text:p text:style-name="P2">L ouverture du diaphragme : aura un impact, plus c est grand plus il y aura de detail.</text:p>
      <text:p text:style-name="P2">Une petite ouverture fera la focus sur l objet en question, mais l arriere sera flou.</text:p>
      <text:p text:style-name="P2"/>
      <text:p text:style-name="P2">La vitesse d obturation : Par exemple, un objet qui bouge et une vitesse a 1/4, elle sera flou, a 1/750 seconde, l image sera figer, tout objet qui bouge rapidement elle sera prise presque comme si rien ne bougeait.</text:p>
      <text:p text:style-name="P2"/>
      <text:p text:style-name="P2">Sensibilite ISO : 100 ISO on aura une belle qualiter d image, si on a beaucoup de ISO l image aura beaucoup de bruit. Quand on a beaucoup de lumiere on met un iso plus bas. Parfois quand on a pas beaucoup de lumiere on doit augmenter le ISO coomme par exemple si on est dans gymanse pour laisser le plus possible de lumiere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7T15:33:55.960284445</dc:date>
    <meta:editing-duration>PT2H54M30S</meta:editing-duration>
    <meta:editing-cycles>1</meta:editing-cycles>
    <meta:document-statistic meta:table-count="0" meta:image-count="0" meta:object-count="0" meta:page-count="1" meta:paragraph-count="10" meta:word-count="156" meta:character-count="820" meta:non-whitespace-character-count="671"/>
    <meta:generator>LibreOffice/7.4.7.2$Linux_X86_64 LibreOffice_project/40$Build-2</meta:generator>
  </office:meta>
</office:document-meta>
</file>